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27cm" fo:padding-bottom="0.127cm" fo:padding-left="0.254cm" fo:padding-right="0.254cm" fo:wrap-option="wrap"/>
    </style:style>
    <style:style style:name="gr2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solid" svg:stroke-width="0.026cm" svg:stroke-color="#000000" draw:stroke-linejoin="miter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5" style:family="graphic">
      <style:graphic-properties style:protect="size"/>
    </style:style>
    <style:style style:name="pr1" style:family="presentation" style:parent-style-name="BLANK-notes" style:list-style-name="L5">
      <style:graphic-properties draw:stroke="none" svg:stroke-width="0cm" draw:fill="none" draw:fill-color="#ffffff" draw:textarea-vertical-align="top" draw:auto-grow-height="false" draw:fit-to-size="false" style:shrink-to-fit="false" fo:min-height="13.364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9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P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 style:font-independent-line-spacing="true"/>
      <style:text-properties fo:font-variant="normal" fo:text-transform="none" fo:color="#000000" style:text-line-through-style="none" style:text-line-through-type="none" style:text-position="0% 100%" style:font-name="Arial" fo:font-size="11pt" fo:letter-spacing="normal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" fo:font-size="42pt" fo:letter-spacing="normal" fo:font-style="normal" style:text-underline-style="none" fo:font-weight="bold" style:font-name-asian="Calibri" style:font-size-asian="42pt" style:font-style-asian="normal" style:font-weight-asian="bold" style:font-name-complex="Calibri" style:font-size-complex="42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bold" style:font-name-asian="Calibri" style:font-size-asian="18pt" style:font-style-asian="normal" style:font-weight-asian="bold" style:font-name-complex="Calibri" style:font-size-complex="18pt" style:font-style-complex="normal" style:font-weight-complex="bold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font-style="normal" style:text-underline-style="none" fo:font-weight="normal" style:font-name-asian="Calibri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font-style="normal" style:text-underline-style="none" fo:font-weight="normal" style:font-name-asian="Calibri" style:font-size-asian="18pt" style:font-style-asian="normal" style:font-weight-asian="normal" style:font-name-complex="Calibri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442cm" text:min-label-width="0.828cm"/>
        <style:text-properties style:font-name="Aria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>
        <draw:custom-shape draw:name="Google Shape;117;p27" draw:style-name="gr1" draw:text-style-name="P2" draw:layer="layout" svg:width="33.865cm" svg:height="3.68cm" svg:x="0cm" svg:y="0cm">
          <text:p text:style-name="P1"><text:span text:style-name="T1">Handsy – Projeto Integrador 2019.1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8;p27" draw:style-name="gr2" draw:text-style-name="P3" draw:layer="layout" svg:width="7.722cm" svg:height="13.225cm" svg:x="1.619cm" svg:y="4.48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9;p27" draw:style-name="gr3" draw:text-style-name="P2" draw:layer="layout" svg:width="7.741cm" svg:height="13.225cm" svg:x="1.566cm" svg:y="4.446cm">
          <text:p text:style-name="P4"><text:span text:style-name="T2">Problem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>- Falta de inovação <text:s/>na interação e no funcionamento de produtos domésticos.</text:span></text:p>
          <text:p text:style-name="P4"><text:span text:style-name="T4"/></text:p>
          <text:p text:style-name="P4"><text:span text:style-name="T4">- Dificuldade na implementação e utilização de dispositivos com interação remota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0;p27" draw:style-name="gr2" draw:text-style-name="P3" draw:layer="layout" svg:width="7.722cm" svg:height="13.225cm" svg:x="9.347cm" svg:y="4.48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1;p27" draw:style-name="gr2" draw:text-style-name="P3" draw:layer="layout" svg:width="7.722cm" svg:height="13.225cm" svg:x="17.061cm" svg:y="4.48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2;p27" draw:style-name="gr2" draw:text-style-name="P3" draw:layer="layout" svg:width="7.722cm" svg:height="13.225cm" svg:x="24.784cm" svg:y="4.482cm">
          <text:p text:style-name="P4"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3;p27" draw:style-name="gr3" draw:text-style-name="P2" draw:layer="layout" svg:width="7.722cm" svg:height="13.225cm" svg:x="24.764cm" svg:y="4.446cm">
          <text:p text:style-name="P4"><text:span text:style-name="T2">Revenue Streams</text:span></text:p>
          <text:p text:style-name="P4"><text:span text:style-name="T3"/></text:p>
          <text:p text:style-name="P4"><text:span text:style-name="T4">- O retorno se dará através de </text:span></text:p>
          <text:p text:style-name="P4"><text:span text:style-name="T4">venda do dispositivo.</text:span></text:p>
          <text:p text:style-name="P4"><text:span text:style-name="T4">- Futuramente, novos tipos de produtos serão <text:s/>criados com o mesmo intuito de utilização (via mobile)</text:span></text:p>
          <text:p text:style-name="P4"><text:span text:style-name="T5"/></text:p>
          <text:p text:style-name="P4"><text:span text:style-name="T5"/></text:p>
          <text:p text:style-name="P4"><text:span text:style-name="T2">Costs</text:span></text:p>
          <text:p text:style-name="P4"><text:span text:style-name="T6"/></text:p>
          <text:p text:style-name="P4"><text:span text:style-name="T4">- Servidores de hospedagens;</text:span></text:p>
          <text:p text:style-name="P4"><text:span text:style-name="T4">- Fabricação e compra de peças para montagem do dispositivo.</text:span></text:p>
          <text:p text:style-name="P4"><text:span text:style-name="T4">- Plano mensal para publicação em lojas de aplicações mobile</text:span></text:p>
          <text:p text:style-name="P4"><text:span text:style-name="T4">(play store, app store)</text:span></text:p>
          <text:p text:style-name="P4"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4;p27" draw:style-name="gr3" draw:text-style-name="P2" draw:layer="layout" svg:width="7.722cm" svg:height="13.225cm" svg:x="17.035cm" svg:y="4.466cm">
          <text:p text:style-name="P4"><text:span text:style-name="T2">Solution</text:span></text:p>
          <text:p text:style-name="P4"><text:span text:style-name="T3"/></text:p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>- O dispositivo propõe uma solução para facilitar a utilização de produtos domésticos, como meio de interação, aplicação mobile para o gerenciamento do dispositivo.</text:span><text:span text:style-name="T5"><text:line-break/></text:span><text:span text:style-name="T5"/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5;p27" draw:style-name="gr3" draw:text-style-name="P2" draw:layer="layout" svg:width="7.722cm" svg:height="13.225cm" svg:x="9.342cm" svg:y="4.466cm">
          <text:p text:style-name="P4"><text:span text:style-name="T2">Customer Segments</text:span></text:p>
          <text:p text:style-name="P4"><text:span text:style-name="T3"/></text:p>
          <text:p text:style-name="P4"><text:span text:style-name="T3"/></text:p>
          <text:p text:style-name="P4"><text:span text:style-name="T4"/></text:p>
          <text:p text:style-name="P4"><text:span text:style-name="T4"/></text:p>
          <text:p text:style-name="P4"><text:span text:style-name="T4">- O dispositivo não possui um público exclusivo.</text:span></text:p>
          <text:p text:style-name="P4"><text:span text:style-name="T4"/></text:p>
          <text:p text:style-name="P4"><text:span text:style-name="T4">- Porém tal proposta fica evidente que entusiastas da tecnologia que buscam inovações são, sem dúvidas, o público mais indicado.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26;p27" draw:style-name="gr4" draw:text-style-name="P5" draw:layer="layout" svg:width="7.741cm" svg:height="0.036cm" draw:transform="rotate (-3.14159265358979) translate (32.524cm 11.663cm)">
          <text:p/>
          <draw:enhanced-geometry draw:mirror-horizontal="true" draw:mirror-vertical="false" svg:viewBox="0 0 21600 21600" draw:type="mso-spt32" draw:enhanced-path="M 0 0 L 21600 21600 N"/>
        </draw:custom-shape>
        <presentation:notes draw:style-name="dp2">
          <draw:frame draw:name="Google Shape;114;p1:notes" presentation:style-name="pr1" draw:text-style-name="P6" draw:layer="layout" svg:width="16.798cm" svg:height="13.364cm" svg:x="2.1cm" svg:y="14.107cm" presentation:class="notes" presentation:placeholder="true" presentation:user-transformed="true">
            <draw:text-box/>
          </draw:frame>
          <draw:page-thumbnail draw:name="Google Shape;115;p1:notes" draw:style-name="gr5" draw:layer="layout" svg:width="13.999cm" svg:height="11.136cm" svg:x="3.5cm" svg:y="2.227cm" draw:page-number="1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page-layout style:name="PM2">
      <style:page-layout-properties fo:margin-top="0cm" fo:margin-bottom="0cm" fo:margin-left="0cm" fo:margin-right="0cm" fo:page-width="20.999cm" fo:page-height="29.69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ANK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BLANK" style:page-layout-name="PM1" draw:style-name="Mdp1">
      <presentation:notes style:page-layout-name="PM2">
        <draw:page-thumbnail presentation:style-name="BLANK-title" draw:layer="backgroundobjects" svg:width="19.798cm" svg:height="11.136cm" svg:x="0.6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28"/>
    <meta:generator>LibreOfficeDev/6.0.5.2$Linux_X86_64 LibreOffice_project/</meta:generator>
  </office:meta>
</office:document-meta>
</file>